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5.327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94cm" fo:break-before="auto" style:use-optimal-row-height="fals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="0.035cm solid #000000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002cm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02cm solid #000000"/>
      <style:text-properties style:font-name="Courier New" fo:font-size="10pt" style:font-size-asian="10pt" style:font-size-complex="10pt"/>
    </style:style>
    <style:style style:name="ce20" style:family="table-cell" style:parent-style-name="Default">
      <style:text-properties style:font-name="Courier New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color="#000000" style:font-name="FreeMono" fo:font-size="11pt" style:font-size-asian="11pt" style:font-size-complex="11pt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ffffff" fo:border="0.035cm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order="0.035cm solid #000000"/>
      <style:text-properties fo:color="#000000" style:font-name="FreeMono" fo:font-size="11pt" style:font-size-asian="11pt" style:font-size-complex="11pt"/>
    </style:style>
    <style:style style:name="ce45" style:family="table-cell" style:parent-style-name="Default">
      <style:table-cell-properties fo:border="0.035cm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fo:border="0.002cm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transparent"/>
      <style:text-properties style:font-name="Courier 10 Pitch"/>
    </style:style>
    <style:style style:name="ce48" style:family="table-cell" style:parent-style-name="Default">
      <style:table-cell-properties fo:background-color="transparent" fo:border="0.035cm solid #000000"/>
      <style:text-properties fo:color="#000000" style:font-name="FreeMono" fo:font-size="11pt" style:font-size-asian="11pt" style:font-size-complex="11pt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fo:border="0.002cm solid #000000"/>
      <style:text-properties style:font-name="Courier 10 Pitch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Century Goth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border="0.002cm solid #000000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ce54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transparent" fo:border="0.002cm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7" style:family="table-cell" style:parent-style-name="Defaul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tzierunge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default-cell-style-name="ce47"/>
        <table:table-column table:style-name="co8" table:number-columns-repeated="1019" table:default-cell-style-name="Default"/>
        <table:table-row table:style-name="ro7">
          <table:table-cell table:style-name="ce13" office:value-type="string">
            <text:p>Übersicht Nüüs vu Mullis</text:p>
          </table:table-cell>
          <table:table-cell/>
          <table:table-cell table:style-name="ce42" office:value-type="string">
            <text:p>Sommer 2011</text:p>
          </table:table-cell>
          <table:table-cell table:number-columns-repeated="2"/>
          <table:table-cell table:style-name="ce20" table:number-columns-repeated="932"/>
          <table:table-cell table:number-columns-repeated="87"/>
        </table:table-row>
        <table:table-row table:style-name="ro8">
          <table:table-cell table:style-name="ce14"/>
          <table:table-cell table:style-name="ce22" office:value-type="string">
            <text:p>Grösse</text:p>
          </table:table-cell>
          <table:table-cell table:style-name="ce22" office:value-type="string">
            <text:p>Seite</text:p>
          </table:table-cell>
          <table:table-cell table:style-name="ce44" office:value-type="string">
            <text:p>Noch nicht richtig</text:p>
          </table:table-cell>
          <table:table-cell table:style-name="ce48"/>
          <table:table-cell table:style-name="ce20" table:number-columns-repeated="932"/>
          <table:table-cell table:number-columns-repeated="87"/>
        </table:table-row>
        <table:table-row table:style-name="ro9">
          <table:table-cell table:style-name="ce15" office:value-type="string">
            <text:p>Carrara Haushaltgeräte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4">
            <text:p>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Femina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5">
            <text:p>15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Giovanna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27">
            <text:p>27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Moustache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7">
            <text:p>17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Wuschl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21">
            <text:p>21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Drogerie Brunner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6">
            <text:p>6</text:p>
          </table:table-cell>
          <table:table-cell table:style-name="ce45" office:value-type="string">
            <text:p>Kyboot-Schuhe</text:p>
          </table:table-cell>
          <table:table-cell table:style-name="ce45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ESG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6">
            <text:p>6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Schindler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8">
            <text:p>8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Funk Bau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8">
            <text:p>8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age Frischknecht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24">
            <text:p>2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Beglinger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9">
            <text:p>19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Loner Ofenbau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26">
            <text:p>26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Kubli Maler GmbH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0">
            <text:p>10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chreinerei Leuzinger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2">
            <text:p>12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Müller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21">
            <text:p>21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ber Bau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7">
            <text:p>17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iss Ofenbau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9">
            <text:p>19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heka Bauleitung AG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2">
            <text:p>12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Restaurant Bären</text:p>
          </table:table-cell>
          <table:table-cell table:style-name="ce23" office:value-type="float" office:value="0.5">
            <text:p>0.5</text:p>
          </table:table-cell>
          <table:table-cell table:style-name="ce43" office:value-type="float" office:value="10">
            <text:p>10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Grünenfelder</text:p>
          </table:table-cell>
          <table:table-cell table:style-name="ce23" office:value-type="float" office:value="0.5">
            <text:p>0.5</text:p>
          </table:table-cell>
          <table:table-cell table:style-name="ce17" office:value-type="float" office:value="24">
            <text:p>2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äckerei Amman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22">
            <text:p>22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uchli Fireshop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14">
            <text:p>1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alandi Teppich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4">
            <text:p>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Lütschg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22">
            <text:p>22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tucki Bau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4">
            <text:p>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Fahrschule Wenger</text:p>
          </table:table-cell>
          <table:table-cell table:style-name="ce23" office:value-type="float" office:value="0.25">
            <text:p>0.25</text:p>
          </table:table-cell>
          <table:table-cell table:style-name="ce43" office:value-type="float" office:value="14">
            <text:p>1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10">
          <table:table-cell table:style-name="ce16" office:value-type="string">
            <text:p>Ronner??</text:p>
          </table:table-cell>
          <table:table-cell table:style-name="ce24" office:value-type="float" office:value="1">
            <text:p>1</text:p>
          </table:table-cell>
          <table:table-cell table:style-name="ce43" office:value-type="float" office:value="14">
            <text:p>14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10">
          <table:table-cell table:style-name="ce16" office:value-type="string">
            <text:p>Löwen</text:p>
          </table:table-cell>
          <table:table-cell table:style-name="ce24" office:value-type="float" office:value="0.5">
            <text:p>0.5</text:p>
          </table:table-cell>
          <table:table-cell table:style-name="ce43" office:value-type="float" office:value="27">
            <text:p>27</text:p>
          </table:table-cell>
          <table:table-cell table:style-name="ce45" table:number-columns-repeated="2"/>
          <table:table-cell table:style-name="ce57" table:number-columns-repeated="981"/>
          <table:table-cell table:number-columns-repeated="38"/>
        </table:table-row>
        <table:table-row table:style-name="ro8">
          <table:table-cell table:style-name="ce17" table:number-columns-repeated="2"/>
          <table:table-cell table:style-name="Default"/>
          <table:table-cell table:style-name="ce46"/>
          <table:table-cell table:style-name="ce49"/>
          <table:table-cell table:style-name="ce57" table:number-columns-repeated="1014"/>
          <table:table-cell table:number-columns-repeated="5"/>
        </table:table-row>
        <table:table-row table:style-name="ro8">
          <table:table-cell table:style-name="ce18" office:value-type="string">
            <text:p>Total</text:p>
          </table:table-cell>
          <table:table-cell table:style-name="ce25" table:formula="of:=SUM([.B3:.B31])" office:value-type="float" office:value="13">
            <text:p>13</text:p>
          </table:table-cell>
          <table:table-cell table:style-name="ce25"/>
          <table:table-cell table:style-name="ce18"/>
          <table:table-cell table:style-name="ce49"/>
          <table:table-cell table:style-name="ce20" table:number-columns-repeated="1014"/>
          <table:table-cell table:number-columns-repeated="5"/>
        </table:table-row>
        <table:table-row table:style-name="ro8">
          <table:table-cell table:style-name="ce19" office:value-type="string">
            <text:p>Titelblatt</text:p>
          </table:table-cell>
          <table:table-cell table:number-columns-repeated="2" table:style-name="ce26" office:value-type="float" office:value="1">
            <text:p>1</text:p>
          </table:table-cell>
          <table:table-cell table:style-name="ce19"/>
          <table:table-cell table:style-name="ce50"/>
          <table:table-cell table:style-name="ce20" table:number-columns-repeated="932"/>
          <table:table-cell table:number-columns-repeated="87"/>
        </table:table-row>
        <table:table-row table:style-name="ro8">
          <table:table-cell table:style-name="ce19" office:value-type="string">
            <text:p>Editoria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Familienverein</text:p>
          </table:table-cell>
          <table:table-cell table:style-name="ce26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 table:style-name="ce19" office:value-type="string">
            <text:p>Fotos (Gumpizimmer, Bastelecke)</text:p>
          </table:table-cell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Arbeitstag 2011</text:p>
          </table:table-cell>
          <table:table-cell table:number-columns-repeated="2" table:style-name="ce26" office:value-type="float" office:value="1">
            <text:p>1</text:p>
          </table:table-cell>
          <table:table-cell table:style-name="ce19" office:value-type="string">
            <text:p>Fotos</text:p>
          </table:table-cell>
          <table:table-cell table:style-name="ce52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GLTV-Jugendturnfest</text:p>
          </table:table-cell>
          <table:table-cell table:style-name="ce27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9" office:value-type="string">
            <text:p>Fotos</text:p>
          </table:table-cell>
          <table:table-cell table:style-name="ce53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Zigermeet 2011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7">
            <text:p>7</text:p>
          </table:table-cell>
          <table:table-cell table:style-name="ce19"/>
          <table:table-cell table:style-name="ce54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Dorfkultur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Flyer Zigermeet</text:p>
          </table:table-cell>
          <table:table-cell table:style-name="ce19" office:value-type="float" office:value="1">
            <text:p>1</text:p>
          </table:table-cell>
          <table:table-cell table:style-name="ce26" office:value-type="float" office:value="32">
            <text:p>32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Taschenbuch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7">
            <text:p>7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Wildpflanzen-Exkursio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3">
            <text:p>13</text:p>
          </table:table-cell>
          <table:table-cell table:style-name="ce19" office:value-type="string">
            <text:p>Fotos</text:p>
          </table:table-cell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Kino Rosa Luna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29">
            <text:p>29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orschau Comedy</text:p>
          </table:table-cell>
          <table:table-cell table:style-name="ce26" table:number-columns-repeated="2"/>
          <table:table-cell table:style-name="ce19"/>
          <table:table-cell table:style-name="ce55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7"/>
          <table:table-cell table:style-name="ce26" table:number-columns-repeated="2"/>
          <table:table-cell table:style-name="ce19" table:number-columns-repeated="2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6" table:number-columns-repeated="2"/>
          <table:table-cell table:style-name="ce19"/>
          <table:table-cell table:style-name="ce55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eranstaltungskalender</text:p>
          </table:table-cell>
          <table:table-cell table:style-name="ce26" office:value-type="float" office:value="1.5">
            <text:p>1.5</text:p>
          </table:table-cell>
          <table:table-cell table:style-name="ce26" office:value-type="string">
            <text:p>28,29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40"/>
          <table:table-cell table:style-name="ce26"/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6" table:number-columns-repeated="2"/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8" office:value-type="string">
            <text:p>Total</text:p>
          </table:table-cell>
          <table:table-cell table:style-name="ce25" table:formula="of:=SUM([.B32:.B49])" office:value-type="float" office:value="24">
            <text:p>24</text:p>
          </table:table-cell>
          <table:table-cell table:style-name="ce25"/>
          <table:table-cell table:style-name="ce18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7" table:number-rows-repeated="54">
          <table:table-cell table:style-name="ce20"/>
          <table:table-cell table:style-name="ce41" table:number-columns-repeated="2"/>
          <table:table-cell table:style-name="ce20"/>
          <table:table-cell table:style-name="ce56"/>
          <table:table-cell table:style-name="ce20" table:number-columns-repeated="954"/>
          <table:table-cell table:number-columns-repeated="65"/>
        </table:table-row>
        <table:table-row table:style-name="ro7" table:number-rows-repeated="65415">
          <table:table-cell table:style-name="ce20"/>
          <table:table-cell table:style-name="ce41" table:number-columns-repeated="2"/>
          <table:table-cell table:style-name="ce20"/>
          <table:table-cell table:style-name="ce56"/>
          <table:table-cell table:style-name="ce20" table:number-columns-repeated="962"/>
          <table:table-cell table:number-columns-repeated="57"/>
        </table:table-row>
        <table:table-row table:style-name="ro7" table:number-rows-repeated="983014">
          <table:table-cell table:number-columns-repeated="1024"/>
        </table:table-row>
        <table:table-row table:style-name="ro11" table:number-rows-repeated="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ce29"/>
        <table:table-column table:style-name="co7" table:default-cell-style-name="ce28"/>
        <table:table-column table:style-name="co7" table:default-cell-style-name="ce32"/>
        <table:table-column table:style-name="co7" table:default-cell-style-name="ce38"/>
        <table:table-row table:style-name="ro4">
          <table:table-cell table:style-name="ce28" office:value-type="string">
            <text:p>Adr-nr</text:p>
          </table:table-cell>
          <table:table-cell office:value-type="string">
            <text:p>Bezeichnung </text:p>
          </table:table-cell>
          <table:table-cell table:style-name="ce31" office:value-type="string">
            <text:p>E-Mail</text:p>
          </table:table-cell>
          <table:table-cell table:style-name="ce37" office:value-type="string">
            <text:p>Winter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par Mollis</text:p>
          </table:table-cell>
          <table:table-cell office:value-type="string">
            <text:p>mollis@spar.ch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Carrara Haushaltgeräte</text:p>
          </table:table-cell>
          <table:table-cell office:value-type="string">
            <text:p>carrara@carrara-haushaltgeraete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Coiffure Femina</text:p>
          </table:table-cell>
          <table:table-cell table:style-name="ce33" office:value-type="string">
            <text:p>hauser.susanne@ 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Coiffure Giovanna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Coiffure Moustache</text:p>
          </table:table-cell>
          <table:table-cell office:value-type="string">
            <text:p>messana@freesurf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Coiffure Wuschl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Drogerie Brunner</text:p>
          </table:table-cell>
          <table:table-cell office:value-type="string">
            <text:p>drogerie.brunner@bluewin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Elektro ESG</text:p>
          </table:table-cell>
          <table:table-cell office:value-type="string">
            <text:p>info@esgmollis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lektro Schindler</text:p>
          </table:table-cell>
          <table:table-cell office:value-type="string">
            <text:p>email@elektro-schindler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Funk Bau</text:p>
          </table:table-cell>
          <table:table-cell office:value-type="string">
            <text:p>info@funkbau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Garage Frischknecht</text:p>
          </table:table-cell>
          <table:table-cell office:value-type="string">
            <text:p>info@autofrischknecht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Gartenbau Beglinger</text:p>
          </table:table-cell>
          <table:table-cell office:value-type="string">
            <text:p>info@beglingerag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Loner Ofenbau</text:p>
          </table:table-cell>
          <table:table-cell office:value-type="string">
            <text:p>kurt.lon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Kubli Maler GmbH</text:p>
          </table:table-cell>
          <table:table-cell office:value-type="string">
            <text:p>kublimal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Schreinerei Leuzinger</text:p>
          </table:table-cell>
          <table:table-cell office:value-type="string">
            <text:p>info@leuzinger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Spenglerei Müller</text:p>
          </table:table-cell>
          <table:table-cell office:value-type="string">
            <text:p>spengler@muellergmbh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Weber Bau</text:p>
          </table:table-cell>
          <table:table-cell office:value-type="string">
            <text:p>weberbau@freesurf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Weiss Ofenbau</text:p>
          </table:table-cell>
          <table:table-cell office:value-type="string">
            <text:p>rw-belaege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heka Bauleitung AG</text:p>
          </table:table-cell>
          <table:table-cell table:style-name="ce34" office:value-type="string">
            <text:p>sabino.heka@gmx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Face Kosmetikstudio</text:p>
          </table:table-cell>
          <table:table-cell office:value-type="string">
            <text:p>alb.roux@gmail.com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Restaurant Bären</text:p>
          </table:table-cell>
          <table:table-cell table:style-name="ce35" office:value-type="string">
            <text:p><text:span text:style-name="T3"><text:a xlink:href="mailto:info@baeren-mollis.ch">info@baeren-mollis.ch</text:a></text:span>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Bäckerei Amman</text:p>
          </table:table-cell>
          <table:table-cell office:value-type="string">
            <text:p>info@ammann-confiseur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Buchli Fireshop</text:p>
          </table:table-cell>
          <table:table-cell office:value-type="string">
            <text:p>fireshop.buchli@bluewin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Salandi Teppich</text:p>
          </table:table-cell>
          <table:table-cell office:value-type="string">
            <text:p>info@salandi.ch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Spenglerei Lütschg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tucki Bau</text:p>
          </table:table-cell>
          <table:table-cell office:value-type="string">
            <text:p>gebrstuckiag@msn.com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Fahrschule Wenger</text:p>
          </table:table-cell>
          <table:table-cell office:value-type="string">
            <text:p>wenger.mollis@bluewin.ch</text:p>
          </table:table-cell>
          <table:table-cell office:value-type="float" office:value="0.25">
            <text:p>0.25</text:p>
          </table:table-cell>
        </table:table-row>
        <table:table-row table:style-name="ro6">
          <table:table-cell office:value-type="float" office:value="103">
            <text:p>103</text:p>
          </table:table-cell>
          <table:table-cell office:value-type="string">
            <text:p>Carmenati Ernährungsberatung</text:p>
          </table:table-cell>
          <table:table-cell office:value-type="string">
            <text:p>carmenati@swissonline.ch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Blumen Atelier Mollis</text:p>
          </table:table-cell>
          <table:table-cell table:style-name="ce34" office:value-type="string">
            <text:p>blumenatelier-mollis@bluewin.ch</text:p>
          </table:table-cell>
          <table:table-cell>
            <office:annotation draw:style-name="gr1" draw:text-style-name="P1" svg:width="3.568cm" svg:height="1.354cm" svg:x="5.048cm" svg:y="17.304cm" draw:caption-point-x="3.974cm" draw:caption-point-y="0.242cm">
              <dc:creator>NG</dc:creator>
              <dc:date>2010-11-02T00:00:00</dc:date>
              <text:p text:style-name="P1"><text:span text:style-name="T1">Rolf Müller:</text:span></text:p>
              <text:p text:style-name="P1"><text:span text:style-name="T2">macht evtl. auch im Winter ein Inserat</text:span></text:p>
            </office:annotation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Fahrschule Drive</text:p>
          </table:table-cell>
          <table:table-cell office:value-type="string">
            <text:p>jackschindler@bluewin.ch</text:p>
          </table:table-cell>
          <table:table-cell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Glarner Kantonalbank</text:p>
          </table:table-cell>
          <table:table-cell office:value-type="string">
            <text:p>glkb@glkb.ch</text:p>
          </table:table-cell>
          <table:table-cell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Restaurant Alpenrösli</text:p>
          </table:table-cell>
          <table:table-cell office:value-type="string">
            <text:p>alpenroesli@mullern.ch</text:p>
          </table:table-cell>
          <table:table-cell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Restaurant Aviatico</text:p>
          </table:table-cell>
          <table:table-cell office:value-type="string">
            <text:p>erikarickenbacher@bluewin.ch</text:p>
          </table:table-cell>
          <table:table-cell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Restaurant Biäsche</text:p>
          </table:table-cell>
          <table:table-cell office:value-type="string">
            <text:p>fanki@bluewin.ch</text:p>
          </table:table-cell>
          <table:table-cell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Restaurant Fronalpstock</text:p>
          </table:table-cell>
          <table:table-cell office:value-type="string">
            <text:p>fronalpstock@bluewin.ch</text:p>
          </table:table-cell>
          <table:table-cell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Restaurant Löwen</text:p>
          </table:table-cell>
          <table:table-cell office:value-type="string">
            <text:p>h.schenkel@bluewin.ch</text:p>
          </table:table-cell>
          <table:table-cell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Goldschmied Müller</text:p>
          </table:table-cell>
          <table:table-cell office:value-type="string">
            <text:p>mueller@mueller-schmuck.ch</text:p>
          </table:table-cell>
          <table:table-cell/>
        </table:table-row>
        <table:table-row table:style-name="ro6">
          <table:table-cell office:value-type="float" office:value="136">
            <text:p>136</text:p>
          </table:table-cell>
          <table:table-cell office:value-type="string">
            <text:p>Glarner Sachversicherung</text:p>
          </table:table-cell>
          <table:table-cell office:value-type="string">
            <text:p>info@glarnersach.ch</text:p>
          </table:table-cell>
          <table:table-cell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Restaurant Florina</text:p>
          </table:table-cell>
          <table:table-cell table:number-columns-repeated="2"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Schreinerei Wipfli</text:p>
          </table:table-cell>
          <table:table-cell table:number-columns-repeated="2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Ciclosport Velo</text:p>
          </table:table-cell>
          <table:table-cell table:number-columns-repeated="2"/>
        </table:table-row>
        <table:table-row table:style-name="ro6">
          <table:table-cell office:value-type="float" office:value="141">
            <text:p>141</text:p>
          </table:table-cell>
          <table:table-cell office:value-type="string">
            <text:p>AXA Versicherungen</text:p>
          </table:table-cell>
          <table:table-cell office:value-type="string">
            <text:p>franz.alberti@axa-winterthur.ch</text:p>
          </table:table-cell>
          <table:table-cell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Jeansdepot Fen</text:p>
          </table:table-cell>
          <table:table-cell office:value-type="string">
            <text:p>ursi.rohr@bluemail.ch</text:p>
          </table:table-cell>
          <table:table-cell/>
        </table:table-row>
        <table:table-row table:style-name="ro5">
          <table:table-cell office:value-type="float" office:value="200">
            <text:p>200</text:p>
          </table:table-cell>
          <table:table-cell office:value-type="string">
            <text:p>Orts- und Anna Göldimuseum</text:p>
          </table:table-cell>
          <table:table-cell office:value-type="string">
            <text:p>marianne.nef@bluewin.ch</text:p>
          </table:table-cell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Naturfreundehaus</text:p>
          </table:table-cell>
          <table:table-cell table:number-columns-repeated="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Chilbi Mollis</text:p>
          </table:table-cell>
          <table:table-cell table:number-columns-repeated="2"/>
        </table:table-row>
        <table:table-row table:style-name="ro4">
          <table:table-cell office:value-type="string">
            <text:p>Totale</text:p>
          </table:table-cell>
          <table:table-cell table:number-columns-repeated="3"/>
        </table:table-row>
        <table:table-row table:style-name="ro4">
          <table:table-cell table:style-name="ce28"/>
          <table:table-cell/>
          <table:table-cell table:style-name="ce31"/>
          <table:table-cell table:style-name="ce37"/>
        </table:table-row>
        <table:table-row table:style-name="ro4">
          <table:table-cell table:style-name="ce30" table:number-columns-repeated="2"/>
          <table:table-cell table:style-name="ce36"/>
          <table:table-cell table:style-name="ce39"/>
        </table:table-row>
      </table:table>
      <table:table table:name="Tabelle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Platzierungen.A33:Platzierungen.E4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10.06.2011</text:date>, <text:time>17:45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8-09-06T18:08:24</meta:creation-date>
    <dc:date>2011-06-10T17:45:31</dc:date>
    <meta:print-date>2010-11-14T17:40:22</meta:print-date>
    <meta:editing-cycles>445</meta:editing-cycles>
    <meta:editing-duration>P10DT2H39M44S</meta:editing-duration>
    <dc:creator>Niklaus Giger</dc:creator>
    <meta:printed-by>Niklaus Giger</meta:printed-by>
    <meta:document-statistic meta:table-count="3" meta:cell-count="298" meta:object-count="0"/>
    <meta:user-defined meta:name="Info 1"/>
    <meta:user-defined meta:name="Info 2"/>
    <meta:user-defined meta:name="Info 3"/>
    <meta:user-defined meta:name="Info 4"/>
  </office:meta>
</office:document-meta>
</file>